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loext:graphic-properties draw:fill="solid" draw:fill-color="#ffffff" draw:opacity="100%"/>
      <style:paragraph-properties fo:margin-top="0in" fo:margin-bottom="0in" loext:contextual-spacing="false" fo:line-height="138%" fo:background-color="#ffffff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1">
      <loext:graphic-properties draw:fill="solid" draw:fill-color="#ffffff" draw:opacity="100%"/>
      <style:paragraph-properties fo:margin-top="0.1252in" fo:margin-bottom="0in" loext:contextual-spacing="false" fo:line-height="138%" fo:background-color="#ffffff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1">
      <loext:graphic-properties draw:fill="solid" draw:fill-color="#ffffff" draw:opacity="100%"/>
      <style:paragraph-properties fo:margin-top="0in" fo:margin-bottom="0.1252in" loext:contextual-spacing="false" fo:line-height="138%" fo:background-color="#ffffff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791724896" text:style-name="L1">
        <text:list-item>
          <text:p text:style-name="P2"><text:bookmark text:name="docs-internal-guid-2dc28903-284a-d426-ee94-90feca81c837"/>What is Internet of Things? </text:p>
        </text:list-item>
        <text:list-item>
          <text:p text:style-name="P1">What is Internet of Things Club (IoT Club)?</text:p>
        </text:list-item>
        <text:list-item>
          <text:p text:style-name="P1">What is the Goal of IoT Club?</text:p>
        </text:list-item>
        <text:list-item>
          <text:p text:style-name="P1">Meetings</text:p>
          <text:list>
            <text:list-item>
              <text:p text:style-name="P1">When/Where are Meetings?</text:p>
            </text:list-item>
            <text:list-item>
              <text:p text:style-name="P1">What are done at Meetings? </text:p>
            </text:list-item>
          </text:list>
        </text:list-item>
        <text:list-item>
          <text:p text:style-name="P1">The project and internship part of the club</text:p>
        </text:list-item>
        <text:list-item>
          <text:p text:style-name="P1">The hacker community part of the club</text:p>
          <text:list>
            <text:list-item>
              <text:p text:style-name="P1">Partnerships with other STEM clubs on campus</text:p>
              <text:list>
                <text:list-item>
                  <text:p text:style-name="P1">ACM / Computer Science Club</text:p>
                </text:list-item>
                <text:list-item>
                  <text:p text:style-name="P1">Happiness Development </text:p>
                </text:list-item>
                <text:list-item>
                  <text:p text:style-name="P1">KWAD Dawgs </text:p>
                </text:list-item>
                <text:list-item>
                  <text:p text:style-name="P1">Grayhats</text:p>
                </text:list-item>
                <text:list-item>
                  <text:p text:style-name="P1">UWave and Student Media </text:p>
                </text:list-item>
                <text:list-item>
                  <text:p text:style-name="P1">Smart Devices Lab with Professor Jong Yoon</text:p>
                </text:list-item>
              </text:list>
            </text:list-item>
          </text:list>
        </text:list-item>
        <text:list-item>
          <text:p text:style-name="P1">Advisors and Important People</text:p>
          <text:list>
            <text:list-item>
              <text:p text:style-name="P1">Dr. Yang Peng</text:p>
            </text:list-item>
            <text:list-item>
              <text:p text:style-name="P1">Rafael Silva </text:p>
            </text:list-item>
            <text:list-item>
              <text:p text:style-name="P1">Professor Jong Yoon </text:p>
            </text:list-item>
          </text:list>
        </text:list-item>
        <text:list-item>
          <text:p text:style-name="P1">What is expected of the club</text:p>
          <text:list>
            <text:list-item>
              <text:p text:style-name="P1">Weekly Office Hours</text:p>
            </text:list-item>
            <text:list-item>
              <text:p text:style-name="P1">Biweekly Hackathon and Show-and-Tell </text:p>
            </text:list-item>
          </text:list>
        </text:list-item>
        <text:list-item>
          <text:p text:style-name="P1">What is expected from you </text:p>
          <text:list>
            <text:list-item>
              <text:p text:style-name="P1">Creation of Projects and Ideas </text:p>
            </text:list-item>
            <text:list-item>
              <text:p text:style-name="P1">Etiquette </text:p>
            </text:list-item>
            <text:list-item>
              <text:p text:style-name="P1">2 week projects </text:p>
            </text:list-item>
            <text:list-item>
              <text:p text:style-name="P1">1 month projects </text:p>
            </text:list-item>
            <text:list-item>
              <text:p text:style-name="P1">1 quarter commitments </text:p>
            </text:list-item>
            <text:list-item>
              <text:p text:style-name="P1">Scheduling </text:p>
            </text:list-item>
          </text:list>
        </text:list-item>
        <text:list-item>
          <text:p text:style-name="P1">What is expected from you (as an officer) </text:p>
          <text:list>
            <text:list-item>
              <text:p text:style-name="P1">Office hour maintenance</text:p>
            </text:list-item>
            <text:list-item>
              <text:p text:style-name="P1">Teaching  </text:p>
            </text:list-item>
            <text:list-item>
              <text:p text:style-name="P1">Event planning </text:p>
            </text:list-item>
            <text:list-item>
              <text:p text:style-name="P1">Club Admin Paperwork</text:p>
            </text:list-item>
            <text:list-item>
              <text:p text:style-name="P3">Always be looking for new project, partnerships, collaborations, etc</text:p>
            </text:list-item>
          </text:list>
        </text:list-item>
        <text:list-item>
          <text:p text:style-name="P2"><text:soft-page-break/>Closing Notes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20:05:47.742000000</meta:creation-date>
    <dc:date>2017-10-16T20:06:04.089000000</dc:date>
    <meta:editing-duration>PT19S</meta:editing-duration>
    <meta:editing-cycles>1</meta:editing-cycles>
    <meta:document-statistic meta:table-count="0" meta:image-count="0" meta:object-count="0" meta:page-count="2" meta:paragraph-count="36" meta:word-count="182" meta:character-count="974" meta:non-whitespace-character-count="845"/>
    <meta:generator>LibreOffice/5.4.1.2$Windows_X86_64 LibreOffice_project/ea7cb86e6eeb2bf3a5af73a8f7777ac570321527</meta:generator>
  </office:meta>
</office:document-meta>
</file>